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か、完全に迷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口どころか、来た道さえも分から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どうすれば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ハッ！　む、向こうから何か来る！　魔物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わわわわわ！　一人じゃどうしようもない！
か、隠れなき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あ！　ここだ！！　この道だ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うぅ～！　危ない危ない、煉絶の姫君とも
あろう者が、このままずっと迷子になるとこ
だったぞ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、ロッジに戻ったら水浴びして汗を
流そーっと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、ま、まさか・・・れ、煉絶の姫君が
この森に潜んでいただなんて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演習どころではありません！　すぐに
みなさんに知らせに戻らなければ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、でも帰り道が分からないんで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らば、このまま後をつけて、隠れ家を
特定するのが今のあたしの役目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りあえずこの木に仲間宛のメッセージを
刻んで・・・っと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し、いざ・・・敵地へ潜入を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瘴魔状態になっていないジャクラの木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Jakla plant that hasn't undergone a
manaphylactic reactio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2+01:00</meta:creation-date>
    <dc:date>2020-02-11T20:00:1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